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77ad" officeooo:paragraph-rsid="001077a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77ad" officeooo:paragraph-rsid="001077a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7ad" officeooo:paragraph-rsid="001077ad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077ad" officeooo:paragraph-rsid="001077a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Datatypes</text:p>
      <text:p text:style-name="P1"/>
      <text:p text:style-name="P3">Data types</text:p>
      <text:list xml:id="list3883065359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5" meta:character-count="31" meta:non-whitespace-character-count="29"/>
  </office:meta>
</office:document-meta>
</file>